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yriadPro-SemiboldCond" svg:font-family="MyriadPro-SemiboldCond" style:font-family-generic="script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irka-Italic" svg:font-family="Birka-Italic" style:font-family-generic="system"/>
    <style:font-face style:name="MyriadPro-Cond" svg:font-family="MyriadPro-Cond" style:font-family-generic="script"/>
    <style:font-face style:name="Birka" svg:font-family="Birka" style:font-family-generic="system"/>
    <style:font-face style:name="TheSansMonoCd-W5Regular" svg:font-family="TheSansMonoCd-W5Regular" style:font-family-generic="script" svg:panose-1="0 0 0 0 0 0 0 0 0 0"/>
    <style:font-face style:name="TheSansMonoCd-W7Bold" svg:font-family="TheSansMonoCd-W7Bold" style:font-family-generic="script" svg:panose-1="0 0 0 0 0 0 0 0 0 0"/>
    <style:font-face style:name="TheSansMonoCd-W5RegularItalic" svg:font-family="TheSansMonoCd-W5RegularItalic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yriadPro-SemiboldCond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4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5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6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1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2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3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9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0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1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9" style:parent-style-name="Normal" style:family="paragraph">
      <style:text-properties style:font-name="MyriadPro-Cond" style:font-name-complex="MyriadPro-Cond" fo:font-size="9pt" style:font-size-asian="9pt" style:font-size-complex="9pt"/>
    </style:style>
    <style:style style:name="P30" style:parent-style-name="Normal" style:family="paragraph">
      <style:text-properties style:font-name="MyriadPro-Cond" style:font-name-complex="MyriadPro-Cond" fo:font-size="9pt" style:font-size-asian="9pt" style:font-size-complex="9pt"/>
    </style:style>
    <style:style style:name="T31" style:parent-style-name="DefaultParagraphFont" style:family="text">
      <style:text-properties style:font-name="MyriadPro-SemiboldCond" style:font-name-complex="MyriadPro-SemiboldCond" fo:font-size="15pt" style:font-size-asian="15pt" style:font-size-complex="15pt"/>
    </style:style>
    <style:style style:name="T32" style:parent-style-name="DefaultParagraphFont" style:family="text">
      <style:text-properties style:font-name="MyriadPro-Cond" style:font-name-complex="MyriadPro-Cond" fo:font-size="9pt" style:font-size-asian="9pt" style:font-size-complex="9pt" style:language-asian="en" style:country-asian="GB"/>
    </style:style>
    <style:style style:name="P33" style:parent-style-name="Normal" style:family="paragraph">
      <style:paragraph-properties style:text-autospace="none" style:vertical-align="auto" fo:margin-bottom="0in" fo:line-height="100%"/>
      <style:text-properties style:font-name="Birka" style:font-name-complex="Birka" fo:font-size="10pt" style:font-size-asian="10pt" style:font-size-complex="10pt" fo:hyphenate="true"/>
    </style:style>
    <style:style style:name="P34" style:parent-style-name="Normal" style:family="paragraph">
      <style:text-properties style:font-name="Birka" style:font-name-complex="Birka" fo:font-size="10pt" style:font-size-asian="10pt" style:font-size-complex="10pt"/>
    </style:style>
    <style:style style:name="P35" style:parent-style-name="Normal" style:family="paragraph">
      <style:text-properties style:font-name="Birka" style:font-name-complex="Birka" fo:font-size="10pt" style:font-size-asian="10pt" style:font-size-complex="10pt"/>
    </style:style>
    <style:style style:name="P36" style:parent-style-name="Normal" style:family="paragraph">
      <style:text-properties style:font-name="Birka" style:font-name-complex="Birka" fo:font-size="10pt" style:font-size-asian="10pt" style:font-size-complex="10pt"/>
    </style:style>
    <style:style style:name="P37" style:parent-style-name="Normal" style:family="paragraph">
      <style:text-properties style:font-name="Birka" style:font-name-complex="Birka" fo:font-size="10pt" style:font-size-asian="10pt" style:font-size-complex="10pt"/>
    </style:style>
    <style:style style:name="P38" style:parent-style-name="Normal" style:family="paragraph">
      <style:text-properties style:font-name="MyriadPro-SemiboldCond" style:font-name-complex="MyriadPro-SemiboldCond" fo:font-size="18pt" style:font-size-asian="18pt" style:font-size-complex="18pt"/>
    </style:style>
    <style:style style:name="P39" style:parent-style-name="Normal" style:family="paragraph">
      <style:text-properties style:font-name="MyriadPro-SemiboldCond" style:font-name-complex="MyriadPro-SemiboldCond" fo:font-size="15pt" style:font-size-asian="15pt" style:font-size-complex="15pt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="MyriadPro-SemiboldCond" style:font-name-complex="MyriadPro-SemiboldCond"/>
    </style:style>
    <style:style style:name="T42" style:parent-style-name="DefaultParagraphFont" style:family="text">
      <style:text-properties style:font-name="MyriadPro-SemiboldCond" style:font-name-complex="MyriadPro-SemiboldCond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style:font-name="MyriadPro-SemiboldCond" style:font-name-complex="MyriadPro-SemiboldCond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style:font-name="MyriadPro-SemiboldCond" style:font-name-complex="MyriadPro-SemiboldCond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style:font-name="MyriadPro-SemiboldCond" style:font-name-complex="MyriadPro-SemiboldCond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style:font-name="MyriadPro-SemiboldCond" style:font-name-complex="MyriadPro-SemiboldCond"/>
    </style:style>
    <style:style style:name="P51" style:parent-style-name="Normal" style:family="paragraph">
      <style:text-properties style:font-name="MyriadPro-SemiboldCond" style:font-name-complex="MyriadPro-SemiboldCond" fo:font-size="15pt" style:font-size-asian="15pt" style:font-size-complex="15pt"/>
    </style:style>
    <style:style style:name="P52" style:parent-style-name="Normal" style:family="paragraph">
      <style:text-properties style:font-name="MyriadPro-SemiboldCond" style:font-name-complex="MyriadPro-SemiboldCond" fo:font-size="18pt" style:font-size-asian="18pt" style:font-size-complex="18pt"/>
    </style:style>
    <style:style style:name="P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" style:parent-style-name="DefaultParagraphFont" style:family="text">
      <style:text-properties style:font-name="Birka" style:font-name-complex="Birka" fo:color="#000000" fo:font-size="10pt" style:font-size-asian="10pt" style:font-size-complex="10pt"/>
    </style:style>
    <style:style style:name="T55" style:parent-style-name="DefaultParagraphFont" style:family="text">
      <style:text-properties style:font-name="TheSansMonoCd-W5Regular" style:font-name-complex="TheSansMonoCd-W5Regular" fo:color="#000000" fo:font-size="9pt" style:font-size-asian="9pt" style:font-size-complex="9pt"/>
    </style:style>
    <style:style style:name="T56" style:parent-style-name="DefaultParagraphFont" style:family="text">
      <style:text-properties style:font-name="Birka" style:font-name-complex="Birka" fo:color="#000000" fo:font-size="10pt" style:font-size-asian="10pt" style:font-size-complex="10pt"/>
    </style:style>
    <style:style style:name="P57" style:parent-style-name="Normal" style:family="paragraph">
      <style:paragraph-properties style:text-autospace="none" style:vertical-align="auto" fo:margin-bottom="0in" fo:line-height="100%"/>
      <style:text-properties style:font-name="Birka" style:font-name-complex="Birka" fo:color="#000000" fo:font-size="10pt" style:font-size-asian="10pt" style:font-size-complex="10pt" fo:hyphenate="true"/>
    </style:style>
    <style:style style:name="P58" style:parent-style-name="Normal" style:family="paragraph">
      <style:paragraph-properties style:text-autospace="none" style:vertical-align="auto" fo:margin-bottom="0in" fo:line-height="100%"/>
      <style:text-properties style:font-name="Birka" style:font-name-complex="Birka" fo:color="#000000" fo:font-size="10pt" style:font-size-asian="10pt" style:font-size-complex="10pt" fo:hyphenate="true"/>
    </style:style>
    <style:style style:name="P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" style:parent-style-name="DefaultParagraphFont" style:family="text">
      <style:text-properties style:font-name="Birka" style:font-name-complex="Birka" fo:color="#000000" fo:font-size="10pt" style:font-size-asian="10pt" style:font-size-complex="10pt"/>
    </style:style>
    <style:style style:name="T61" style:parent-style-name="DefaultParagraphFont" style:family="text">
      <style:text-properties style:font-name="TheSansMonoCd-W5Regular" style:font-name-complex="TheSansMonoCd-W5Regular" fo:color="#000000" fo:font-size="9pt" style:font-size-asian="9pt" style:font-size-complex="9pt"/>
    </style:style>
    <style:style style:name="T62" style:parent-style-name="DefaultParagraphFont" style:family="text">
      <style:text-properties style:font-name="Birka" style:font-name-complex="Birka" fo:color="#000000" fo:font-size="10pt" style:font-size-asian="10pt" style:font-size-complex="10pt"/>
    </style:style>
    <style:style style:name="P63" style:parent-style-name="Normal" style:family="paragraph">
      <style:paragraph-properties style:text-autospace="none" style:vertical-align="auto" fo:margin-bottom="0in" fo:line-height="100%"/>
      <style:text-properties style:font-name="Birka" style:font-name-complex="Birka" fo:color="#000000" fo:font-size="10pt" style:font-size-asian="10pt" style:font-size-complex="10pt" fo:hyphenate="true"/>
    </style:style>
    <style:style style:name="P64" style:parent-style-name="Normal" style:family="paragraph">
      <style:paragraph-properties style:text-autospace="none" style:vertical-align="auto" fo:margin-bottom="0in" fo:line-height="100%"/>
      <style:text-properties style:font-name="Birka" style:font-name-complex="Birka" fo:color="#000000" fo:font-size="10pt" style:font-size-asian="10pt" style:font-size-complex="10pt" fo:hyphenate="true"/>
    </style:style>
    <style:style style:name="P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" style:parent-style-name="DefaultParagraphFont" style:family="text">
      <style:text-properties style:font-name="TheSansMonoCd-W5Regular" style:font-name-complex="TheSansMonoCd-W5Regular" fo:color="#000000" fo:font-size="9pt" style:font-size-asian="9pt" style:font-size-complex="9pt"/>
    </style:style>
    <style:style style:name="T67" style:parent-style-name="DefaultParagraphFont" style:family="text">
      <style:text-properties style:font-name="Birka" style:font-name-complex="Birka" fo:color="#000000" fo:font-size="10pt" style:font-size-asian="10pt" style:font-size-complex="10pt"/>
    </style:style>
    <style:style style:name="P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70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AB88" fo:font-size="8pt" style:font-size-asian="8pt" style:font-size-complex="8pt"/>
    </style:style>
    <style:style style:name="T71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T72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P73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P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76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T77" style:parent-style-name="DefaultParagraphFont" style:family="text">
      <style:text-properties style:font-name="TheSansMonoCd-W5Regular" style:font-name-complex="TheSansMonoCd-W5Regular" fo:color="#CD00FF" fo:font-size="8pt" style:font-size-asian="8pt" style:font-size-complex="8pt"/>
    </style:style>
    <style:style style:name="T78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T79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T80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84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T85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T86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style:font-name="TheSansMonoCd-W5RegularItalic" style:font-name-complex="TheSansMonoCd-W5RegularItalic" fo:font-style="italic" style:font-style-asian="italic" style:font-style-complex="italic" fo:color="#35586D" fo:font-size="8pt" style:font-size-asian="8pt" style:font-size-complex="8pt" fo:hyphenate="true"/>
    </style:style>
    <style:style style:name="P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90" style:parent-style-name="DefaultParagraphFont" style:family="text">
      <style:text-properties style:font-name="TheSansMonoCd-W5Regular" style:font-name-complex="TheSansMonoCd-W5Regular" fo:color="#CD00FF" fo:font-size="8pt" style:font-size-asian="8pt" style:font-size-complex="8pt"/>
    </style:style>
    <style:style style:name="T91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92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P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95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T96" style:parent-style-name="DefaultParagraphFont" style:family="text">
      <style:text-properties style:font-name="TheSansMonoCd-W5Regular" style:font-name-complex="TheSansMonoCd-W5Regular" fo:color="#CD00FF" fo:font-size="8pt" style:font-size-asian="8pt" style:font-size-complex="8pt"/>
    </style:style>
    <style:style style:name="T97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T98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T99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100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P1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103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T104" style:parent-style-name="DefaultParagraphFont" style:family="text">
      <style:text-properties style:font-name="TheSansMonoCd-W5Regular" style:font-name-complex="TheSansMonoCd-W5Regular" fo:color="#000088" fo:font-size="8pt" style:font-size-asian="8pt" style:font-size-complex="8pt"/>
    </style:style>
    <style:style style:name="T105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106" style:parent-style-name="Normal" style:family="paragraph">
      <style:paragraph-properties style:text-autospace="none" style:vertical-align="auto" fo:margin-bottom="0in" fo:line-height="100%"/>
      <style:text-properties style:font-name="TheSansMonoCd-W5RegularItalic" style:font-name-complex="TheSansMonoCd-W5RegularItalic" fo:font-style="italic" style:font-style-asian="italic" style:font-style-complex="italic" fo:color="#35586D" fo:font-size="8pt" style:font-size-asian="8pt" style:font-size-complex="8pt" fo:hyphenate="true"/>
    </style:style>
    <style:style style:name="P1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109" style:parent-style-name="DefaultParagraphFont" style:family="text">
      <style:text-properties style:font-name="TheSansMonoCd-W5Regular" style:font-name-complex="TheSansMonoCd-W5Regular" fo:color="#CD00FF" fo:font-size="8pt" style:font-size-asian="8pt" style:font-size-complex="8pt"/>
    </style:style>
    <style:style style:name="T110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111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P1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669A" fo:font-size="8pt" style:font-size-asian="8pt" style:font-size-complex="8pt"/>
    </style:style>
    <style:style style:name="T114" style:parent-style-name="DefaultParagraphFont" style:family="text">
      <style:text-properties style:font-name="TheSansMonoCd-W7Bold" style:font-name-complex="TheSansMonoCd-W7Bold" fo:font-weight="bold" style:font-weight-asian="bold" style:font-weight-complex="bold" fo:color="#007888" fo:font-size="8pt" style:font-size-asian="8pt" style:font-size-complex="8pt"/>
    </style:style>
    <style:style style:name="T115" style:parent-style-name="DefaultParagraphFont" style:family="text">
      <style:text-properties style:font-name="TheSansMonoCd-W5Regular" style:font-name-complex="TheSansMonoCd-W5Regular" fo:color="#CD00FF" fo:font-size="8pt" style:font-size-asian="8pt" style:font-size-complex="8pt"/>
    </style:style>
    <style:style style:name="T116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name="P117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style:font-name="TheSansMonoCd-W5RegularItalic" style:font-name-complex="TheSansMonoCd-W5RegularItalic" fo:font-style="italic" style:font-style-asian="italic" style:font-style-complex="italic" fo:color="#35586D" fo:font-size="8pt" style:font-size-asian="8pt" style:font-size-complex="8pt" fo:hyphenate="true"/>
    </style:style>
    <style:style style:name="P119" style:parent-style-name="Normal" style:family="paragraph">
      <style:paragraph-properties style:text-autospace="none" style:vertical-align="auto" fo:margin-bottom="0in" fo:line-height="100%"/>
      <style:text-properties style:font-name="TheSansMonoCd-W5Regular" style:font-name-complex="TheSansMonoCd-W5Regular" fo:color="#000000" fo:font-size="8pt" style:font-size-asian="8pt" style:font-size-complex="8pt" fo:hyphenate="true"/>
    </style:style>
    <style:style style:name="T120" style:parent-style-name="DefaultParagraphFont" style:family="text">
      <style:text-properties style:font-name="TheSansMonoCd-W5Regular" style:font-name-complex="TheSansMonoCd-W5Regular" fo:color="#00000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b application logical architecture ASPNET MVC</text:p>
      <text:p text:style-name="Normal"/>
      <text:p text:style-name="Normal"><text:span text:style-name="T2"><draw:frame draw:style-name="a0" draw:name="Picture 1" text:anchor-type="as-char" svg:x="0in" svg:y="0in" svg:width="5.90556in" svg:height="5.70764in" style:rel-width="scale" style:rel-height="scale"><draw:image xlink:href="media/image1.emf" xlink:type="simple" xlink:show="embed" xlink:actuate="onLoad"/><svg:title/><svg:desc/></draw:frame></text:span></text:p>
      <text:p text:style-name="P3">Figure 5-3. Web application logical architecture</text:p>
      <text:p text:style-name="P4"/>
      <text:p text:style-name="P5">Table 5-1. Component descriptions</text:p>
      <text:p text:style-name="P6">Name Layer Description</text:p>
      <text:p text:style-name="P7">HTML/CSS Client The UI<text:s/>elements used to describe the layout and style of the</text:p>
      <text:p text:style-name="P8">application</text:p>
      <text:p text:style-name="P9">JavaScript Client Any client-side logic used for validation and business</text:p>
      <text:p text:style-name="P10">processing</text:p>
      <text:p text:style-name="P11">Security Client Security token (cookie)</text:p>
      <text:p text:style-name="P12">Logging Client Local service used for logging and monitoring</text:p>
      <text:p text:style-name="P13">Architecting a Web Application | 91</text:p>
      <text:p text:style-name="P14">Name Layer Description</text:p>
      <text:p text:style-name="P15">Local Storage Client HTML 5 local storage (used for caching/offline storage)</text:p>
      <text:p text:style-name="P16">Browser Cache Client Cache provided by the browser, used for storing HTML, CSS,</text:p>
      <text:p text:style-name="P17">images, etc.</text:p>
      <text:p text:style-name="P18">View Web Server Server-side view<text:s/>used to render HTML</text:p>
      <text:p text:style-name="P19">Controller Web Server Application controller, handles user input and orchestration</text:p>
      <text:soft-page-break/>
      <text:p text:style-name="P20">Model Web Server A collection of classes representing the business domain model</text:p>
      <text:p text:style-name="P21">for the application</text:p>
      <text:p text:style-name="P22">Service Layer Web Server Service layer used for<text:s/>encapsulating complex business</text:p>
      <text:p text:style-name="P23">processes and persistence</text:p>
      <text:p text:style-name="P24">Repository Web Server Data access components (object relational mapper)</text:p>
      <text:p text:style-name="P25">Security Web Server Security service used for authenticating and authorizing users</text:p>
      <text:p text:style-name="P26">Logging Web Server Application service used<text:s/>for logging</text:p>
      <text:p text:style-name="P27">Monitoring Web Server Application service used for health monitoring</text:p>
      <text:p text:style-name="P28">Session/Caching Data Application service used for managing transit state</text:p>
      <text:p text:style-name="P29">External Service Data Any external systems the application depends on</text:p>
      <text:p text:style-name="P30"/>
      <text:p text:style-name="Normal"><text:span text:style-name="T31">Physical Design Best Practices</text:span></text:p>
      <text:p text:style-name="Normal"><text:span text:style-name="T32"><draw:frame draw:style-name="a1" draw:name="Picture 2" text:anchor-type="as-char" svg:x="0in" svg:y="0in" svg:width="5.78333in" svg:height="3.52847in" style:rel-width="scale" style:rel-height="scale"><draw:image xlink:href="media/image2.emf" xlink:type="simple" xlink:show="embed" xlink:actuate="onLoad"/><svg:title/><svg:desc/></draw:frame></text:span></text:p>
      <text:p text:style-name="P33">There are many factors that you need to consider when designing a web application.</text:p>
      <text:p text:style-name="P34">Four of the more important ones are performance, scalability, bandwidth, and latency.</text:p>
      <text:p text:style-name="P35"/>
      <text:p text:style-name="P36">Setting up a monitoring strategy</text:p>
      <text:p text:style-name="P37"/>
      <text:p text:style-name="P38">Design Principles</text:p>
      <text:p text:style-name="P39">SOLID</text:p>
      <text:list text:style-name="LFO1" text:continue-numbering="true">
        <text:list-item>
          <text:p text:style-name="P40"><text:span text:style-name="T41">The Single Responsibility<text:s/></text:span><text:span text:style-name="T42">Principle</text:span></text:p>
        </text:list-item>
        <text:list-item>
          <text:p text:style-name="P43"><text:span text:style-name="T44">The Open/Closed Principle</text:span></text:p>
        </text:list-item>
        <text:list-item>
          <text:p text:style-name="P45"><text:span text:style-name="T46">The Liskov Substitution Principle</text:span></text:p>
        </text:list-item>
        <text:list-item>
          <text:p text:style-name="P47"><text:span text:style-name="T48">The Interface Segregation Principle</text:span></text:p>
        </text:list-item>
        <text:list-item>
          <text:p text:style-name="P49"><text:span text:style-name="T50">The Dependency Inversion Principle</text:span></text:p>
        </text:list-item>
      </text:list>
      <text:p text:style-name="P51">Inversion of Control</text:p>
      <text:p text:style-name="P52">Don’t Repeat Yourself</text:p>
      <text:p text:style-name="P53"><text:span text:style-name="T54">Take a look at the<text:s/></text:span><text:span text:style-name="T55">SearchController<text:s/></text:span><text:span text:style-name="T56">class below; do you see any potential violations of</text:span></text:p>
      <text:p text:style-name="P57">the DRY principle? Everything looks good until you consider that there may be dozens</text:p>
      <text:p text:style-name="P58">of controllers in an application that all contain code exactly the same as or similar to</text:p>
      <text:p text:style-name="P59"><text:span text:style-name="T60">this. At first, it may seem like a good idea to move the<text:s/></text:span><text:span text:style-name="T61">CheckUserRight()<text:s/></text:span><text:span text:style-name="T62">method to a</text:span></text:p>
      <text:p text:style-name="P63">base controller that all the controllers share. This approach would work, but the</text:p>
      <text:p text:style-name="P64">ASP.NET MVC Framework offers an even better option: a developer can create a custom</text:p>
      <text:p text:style-name="P65"><text:span text:style-name="T66">ActionFilter<text:s/></text:span><text:span text:style-name="T67">to handle this behavior.</text:span></text:p>
      <text:p text:style-name="P68"><text:span text:style-name="T69">public class<text:s/></text:span><text:span text:style-name="T70">SearchController<text:s/></text:span><text:span text:style-name="T71">:<text:s/></text:span><text:span text:style-name="T72">Controller</text:span></text:p>
      <text:p text:style-name="P73">{</text:p>
      <text:p text:style-name="P74"><text:span text:style-name="T75">public<text:s/></text:span><text:span text:style-name="T76">ActionResult<text:s/></text:span><text:span text:style-name="T77">Add</text:span><text:span text:style-name="T78">(</text:span><text:span text:style-name="T79">Product product</text:span><text:span text:style-name="T80">)</text:span></text:p>
      <text:p text:style-name="P81">{</text:p>
      <text:p text:style-name="P82"><text:span text:style-name="T83">if<text:s/></text:span><text:span text:style-name="T84">(</text:span><text:span text:style-name="T85">CheckUserRights</text:span><text:span text:style-name="T86">())</text:span></text:p>
      <text:p text:style-name="P87">// Code for adding product</text:p>
      <text:p text:style-name="P88"><text:span text:style-name="T89">return<text:s/></text:span><text:span text:style-name="T90">View</text:span><text:span text:style-name="T91">();</text:span></text:p>
      <text:p text:style-name="P92">}</text:p>
      <text:p text:style-name="P93"><text:span text:style-name="T94">public<text:s/></text:span><text:span text:style-name="T95">ActionResult<text:s/></text:span><text:span text:style-name="T96">Remove</text:span><text:span text:style-name="T97">(</text:span><text:span text:style-name="T98">Product product</text:span><text:span text:style-name="T99">)</text:span></text:p>
      <text:p text:style-name="P100">{</text:p>
      <text:p text:style-name="P101"><text:span text:style-name="T102">if<text:s/></text:span><text:span text:style-name="T103">(</text:span><text:span text:style-name="T104">CheckUserRights</text:span><text:span text:style-name="T105">())</text:span></text:p>
      <text:p text:style-name="P106">// Code for removing product</text:p>
      <text:p text:style-name="P107"><text:span text:style-name="T108">return<text:s/></text:span><text:span text:style-name="T109">View</text:span><text:span text:style-name="T110">();</text:span></text:p>
      <text:p text:style-name="P111">}</text:p>
      <text:p text:style-name="P112"><text:span text:style-name="T113">private<text:s/></text:span><text:span text:style-name="T114">bool<text:s/></text:span><text:span text:style-name="T115">CheckUserRights</text:span><text:span text:style-name="T116">()</text:span></text:p>
      <text:p text:style-name="P117">{</text:p>
      <text:p text:style-name="P118">// Code to verify if the user can perform the operation</text:p>
      <text:p text:style-name="P119">}</text:p>
      <text:p text:style-name="Normal"><text:span text:style-name="T12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yriadPro-SemiboldCond" svg:font-family="MyriadPro-SemiboldCond" style:font-family-generic="script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irka-Italic" svg:font-family="Birka-Italic" style:font-family-generic="system"/>
    <style:font-face style:name="MyriadPro-Cond" svg:font-family="MyriadPro-Cond" style:font-family-generic="script"/>
    <style:font-face style:name="Birka" svg:font-family="Birka" style:font-family-generic="system"/>
    <style:font-face style:name="TheSansMonoCd-W5Regular" svg:font-family="TheSansMonoCd-W5Regular" style:font-family-generic="script" svg:panose-1="0 0 0 0 0 0 0 0 0 0"/>
    <style:font-face style:name="TheSansMonoCd-W7Bold" svg:font-family="TheSansMonoCd-W7Bold" style:font-family-generic="script" svg:panose-1="0 0 0 0 0 0 0 0 0 0"/>
    <style:font-face style:name="TheSansMonoCd-W5RegularItalic" svg:font-family="TheSansMonoCd-W5RegularItalic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MyriadPro-SemiboldCond" style:font-name-asian="Calibri" style:font-name-complex="MyriadPro-SemiboldCon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yriadPro-SemiboldCond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ogo Marques</meta:initial-creator>
    <dc:creator>Diogo Marques</dc:creator>
    <meta:creation-date>2015-10-28T13:12:00Z</meta:creation-date>
    <dc:date>2015-10-28T15:58:00Z</dc:date>
    <meta:template xlink:href="Normal" xlink:type="simple"/>
    <meta:editing-cycles>9</meta:editing-cycles>
    <meta:editing-duration>PT6180S</meta:editing-duration>
    <meta:document-statistic meta:page-count="3" meta:paragraph-count="5" meta:word-count="419" meta:character-count="2807" meta:row-count="19" meta:non-whitespace-character-count="2393"/>
  </office:meta>
</office:document-meta>
</file>